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perpatual bonds</text:span>= bond doesnt have maturity date.</text:p>
      <text:p text:style-name="Standard"/>
      <text:p text:style-name="Standard"><text:span text:style-name="T1">subordinated bonds</text:span>=creditors who own subordinated debt will not be paid out until after senior bondholders are paid in full.</text:p>
      <text:p text:style-name="Standard"/>
      <text:p text:style-name="Standard"><text:span text:style-name="T1">bearer bond</text:span>=whoever hold the bonds (paper) are the owner.</text:p>
      <text:p text:style-name="Standard"/>
      <text:p text:style-name="Standard"><text:span text:style-name="T1">war bonds</text:span>=government will issue bond to raise the bond of the war.</text:p>
      <text:p text:style-name="Standard"/>
      <text:p text:style-name="Standard"><text:span text:style-name="T1">serial bonds</text:span>=A serial bond is a bond issue that is structured so that a portion of the bonds mature at regular intervals(pay at regular interval) <text:s/>until all of the bonds have matured</text:p>
      <text:p text:style-name="Standard"/>
      <text:p text:style-name="Standard"><text:span text:style-name="T1">climate bonds</text:span>=bond raised by the government for the environment disaster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8T16:44:51.310339051</meta:creation-date>
    <dc:date>2021-09-28T16:46:09.621451713</dc:date>
    <meta:editing-duration>PT1M20S</meta:editing-duration>
    <meta:editing-cycles>1</meta:editing-cycles>
    <meta:document-statistic meta:table-count="0" meta:image-count="0" meta:object-count="0" meta:page-count="1" meta:paragraph-count="6" meta:word-count="89" meta:character-count="550" meta:non-whitespace-character-count="466"/>
    <meta:generator>LibreOffice/6.4.7.2$Linux_X86_64 LibreOffice_project/40$Build-2</meta:generator>
  </office:meta>
</office:document-meta>
</file>